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a0c7a" officeooo:paragraph-rsid="001a0c7a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a0c7a" officeooo:paragraph-rsid="001a0c7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rsid="001a0c7a" officeooo:paragraph-rsid="001a0c7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a0c7a" officeooo:paragraph-rsid="001cba5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12pt" style:text-underline-style="none" fo:font-weight="normal" officeooo:rsid="001cba52" officeooo:paragraph-rsid="001cba52" style:font-size-asian="10.5pt" style:font-weight-asian="normal" style:font-size-complex="12pt" style:font-weight-complex="normal"/>
    </style:style>
    <style:style style:name="T1" style:family="text">
      <style:text-properties officeooo:rsid="001cb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GL</text:p>
      <text:p text:style-name="P1"/>
      <text:p text:style-name="P3">Web GL semble trop complexe pour un projet aussi petit que le notre, il n’est pas pertinent de l’utiliser.</text:p>
      <text:p text:style-name="P3">Sans connaissance préalable de OpenGL ce moteur est trop complexe a prendre en main.</text:p>
      <text:p text:style-name="P3"/>
      <text:p text:style-name="P4">Canvas <text:span text:style-name="T1">et </text:span>SVG</text:p>
      <text:p text:style-name="P4"/>
      <text:p text:style-name="P5">Les deux technologies ont leurs avantages notre choix sera donc a faire après que l’on est testé chacune des deux.</text:p>
      <text:p text:style-name="P5">Nous allons donc les tester et voir les différents framework existant.</text:p>
      <text:p text:style-name="P2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1:36:31.372772032</meta:creation-date>
    <meta:generator>LibreOffice/5.1.4.2$Linux_X86_64 LibreOffice_project/10m0$Build-2</meta:generator>
    <dc:date>2016-12-09T09:45:44.316258493</dc:date>
    <meta:editing-duration>PT53M10S</meta:editing-duration>
    <meta:editing-cycles>2</meta:editing-cycles>
    <meta:document-statistic meta:table-count="0" meta:image-count="0" meta:object-count="0" meta:page-count="1" meta:paragraph-count="6" meta:word-count="69" meta:character-count="393" meta:non-whitespace-character-count="330"/>
  </office:meta>
</office:document-meta>
</file>